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893" officeooo:paragraph-rsid="00051893"/>
    </style:style>
    <style:style style:name="P2" style:family="paragraph" style:parent-style-name="Standard">
      <style:text-properties officeooo:rsid="0006f900" officeooo:paragraph-rsid="0006f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O</text:p>
      <text:p text:style-name="P1"/>
      <text:p text:style-name="P1"/>
      <text:p text:style-name="P2">EXEMPLO 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21:43:42.280731041</meta:creation-date>
    <dc:date>2023-07-28T21:44:54.428403164</dc:date>
    <meta:editing-duration>PT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3" meta:character-count="16" meta:non-whitespace-character-count="15"/>
  </office:meta>
</office:document-meta>
</file>